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3.94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5.006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18pt" style:font-size-complex="18pt"/>
    </style:style>
    <style:style style:name="T1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81cm" svg:height="2.54cm" svg:x="4.955cm" svg:y="4.81cm">
          <text:p text:style-name="P1">is4c_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3.81cm" svg:height="2.54cm" svg:x="4.955cm" svg:y="7.35cm">
          <text:p text:style-name="P1">is4c_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3.81cm" svg:height="2.54cm" svg:x="11.795cm" svg:y="4.81cm">
          <text:p text:style-name="P1">is4c_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3.81cm" svg:height="2.54cm" svg:x="11.795cm" svg:y="7.35cm">
          <text:p text:style-name="P1">is4c_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2.54cm" svg:x="15.605cm" svg:y="4.81cm">
          <text:p text:style-name="P1">op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2.54cm" svg:x="15.605cm" svg:y="7.35cm">
          <text:p text:style-name="P1">trans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8.765cm" svg:y1="6.08cm" svg:x2="11.795cm" svg:y2="6.08cm" draw:start-shape="id1" draw:start-glue-point="1" draw:end-shape="id2" svg:d="m8765 6080h3030">
          <text:p/>
        </draw:connector>
        <draw:connector draw:style-name="gr2" draw:text-style-name="P1" draw:layer="layout" draw:type="line" svg:x1="8.765cm" svg:y1="8.62cm" svg:x2="11.795cm" svg:y2="8.62cm" draw:start-shape="id3" draw:start-glue-point="1" draw:end-shape="id4" draw:end-glue-point="3" svg:d="m8765 8620h3030">
          <text:p/>
        </draw:connector>
        <draw:frame draw:style-name="gr3" draw:text-style-name="P2" draw:layer="layout" svg:width="3.81cm" svg:height="1.038cm" svg:x="4.955cm" svg:y="3.54cm">
          <draw:text-box>
            <text:p><text:span text:style-name="T1">server</text:span></text:p>
          </draw:text-box>
        </draw:frame>
        <draw:frame draw:style-name="gr4" draw:text-style-name="P2" draw:layer="layout" svg:width="7.62cm" svg:height="1.038cm" svg:x="11.795cm" svg:y="3.54cm">
          <draw:text-box>
            <text:p><text:span text:style-name="T1">lane</text:span></text:p>
          </draw:text-box>
        </draw:frame>
        <draw:custom-shape draw:style-name="gr1" draw:text-style-name="P1" draw:id="id5" draw:layer="layout" svg:width="3.81cm" svg:height="2.54cm" svg:x="4.955cm" svg:y="10.525cm">
          <text:p text:style-name="P1">repor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6" draw:layer="layout" svg:width="3.81cm" svg:height="2.54cm" svg:x="4.955cm" svg:y="13.065cm">
          <text:p text:style-name="P1">back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line-skew="-0.279cm" svg:x1="4.955cm" svg:y1="11.795cm" svg:x2="4.955cm" svg:y2="8.62cm" draw:start-shape="id5" draw:start-glue-point="3" draw:end-shape="id3" draw:end-glue-point="3" svg:d="m4955 11795h-780v-3175h780">
          <text:p/>
        </draw:connector>
        <draw:connector draw:style-name="gr6" draw:text-style-name="P1" draw:layer="layout" draw:type="lines" draw:line-skew="-0.914cm -0.914cm" svg:x1="4.955cm" svg:y1="14.335cm" svg:x2="4.955cm" svg:y2="6.08cm" draw:start-shape="id6" draw:start-glue-point="3" draw:end-shape="id1" draw:end-glue-point="3" svg:d="m4955 14335h-1415v-8255h14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="Arrow" draw:marker-start-width="0.3cm" draw:marker-start-center="false" draw:marker-end="Arrow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edge IT Department</meta:initial-creator>
    <meta:creation-date>2010-07-14T15:10:08</meta:creation-date>
    <dc:date>2010-10-04T17:35:41</dc:date>
    <dc:creator>Wedge IT Department</dc:creator>
    <meta:editing-duration>PT00H04M25S</meta:editing-duration>
    <meta:editing-cycles>2</meta:editing-cycles>
    <meta:generator>OpenOffice.org/3.2$Linux OpenOffice.org_project/320m12$Build-9483</meta:generator>
    <meta:document-statistic meta:object-count="14"/>
  </office:meta>
</office:document-meta>
</file>